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15c" officeooo:paragraph-rsid="0006c15c"/>
    </style:style>
    <style:style style:name="P2" style:family="paragraph" style:parent-style-name="Standard">
      <style:paragraph-properties fo:text-align="start" style:justify-single-word="false"/>
      <style:text-properties officeooo:rsid="00089b5c" officeooo:paragraph-rsid="00089b5c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89b5c" officeooo:paragraph-rsid="00089b5c"/>
    </style:style>
    <style:style style:name="P5" style:family="paragraph" style:parent-style-name="Standard">
      <style:paragraph-properties fo:text-align="center" style:justify-single-word="false"/>
      <style:text-properties officeooo:rsid="00089b5c" officeooo:paragraph-rsid="0006c15c"/>
    </style:style>
    <style:style style:name="P6" style:family="paragraph" style:parent-style-name="Standard">
      <style:paragraph-properties fo:text-align="center" style:justify-single-word="false"/>
      <style:text-properties officeooo:rsid="0006c15c" officeooo:paragraph-rsid="0006c15c"/>
    </style:style>
    <style:style style:name="P7" style:family="paragraph" style:parent-style-name="Standard">
      <style:paragraph-properties fo:text-align="start" style:justify-single-word="false"/>
      <style:text-properties officeooo:paragraph-rsid="00089b5c"/>
    </style:style>
    <style:style style:name="P8" style:family="paragraph" style:parent-style-name="Standard">
      <style:paragraph-properties fo:text-align="start" style:justify-single-word="false"/>
      <style:text-properties officeooo:paragraph-rsid="00094486"/>
    </style:style>
    <style:style style:name="P9" style:family="paragraph" style:parent-style-name="Standard">
      <style:paragraph-properties fo:text-align="start" style:justify-single-word="false"/>
      <style:text-properties officeooo:paragraph-rsid="000aa0ea"/>
    </style:style>
    <style:style style:name="P10" style:family="paragraph" style:parent-style-name="Standard">
      <style:paragraph-properties fo:text-align="start" style:justify-single-word="false"/>
      <style:text-properties officeooo:rsid="00094486" officeooo:paragraph-rsid="00089b5c"/>
    </style:style>
    <style:style style:name="P11" style:family="paragraph" style:parent-style-name="Standard">
      <style:paragraph-properties fo:text-align="start" style:justify-single-word="false"/>
      <style:text-properties officeooo:rsid="00094486" officeooo:paragraph-rsid="00094486"/>
    </style:style>
    <style:style style:name="P12" style:family="paragraph" style:parent-style-name="Standard">
      <style:paragraph-properties fo:text-align="end" style:justify-single-word="false"/>
      <style:text-properties fo:font-weight="bold" officeooo:rsid="00094486" officeooo:paragraph-rsid="00094486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rsid="00094486" officeooo:paragraph-rsid="000aa0e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94486" officeooo:paragraph-rsid="00094486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6c15c" officeooo:paragraph-rsid="0006c15c" style:font-weight-asian="bold" style:font-weight-complex="bol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89b5c" officeooo:paragraph-rsid="00089b5c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89b5c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94486" officeooo:paragraph-rsid="00094486"/>
    </style:style>
    <style:style style:name="T1" style:family="text">
      <style:text-properties officeooo:rsid="00089b5c"/>
    </style:style>
    <style:style style:name="T2" style:family="text">
      <style:text-properties officeooo:rsid="0008bf82"/>
    </style:style>
    <style:style style:name="T3" style:family="text">
      <style:text-properties officeooo:rsid="00094486"/>
    </style:style>
    <style:style style:name="T4" style:family="text">
      <style:text-properties officeooo:rsid="00096727"/>
    </style:style>
    <style:style style:name="T5" style:family="text">
      <style:text-properties officeooo:rsid="000aa0ea"/>
    </style:style>
    <style:style style:name="T6" style:family="text">
      <style:text-properties officeooo:rsid="000c40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FE - Atelier 2</text:p>
      <text:h text:style-name="P3" text:outline-level="1">Cr<text:span text:style-name="T2">é</text:span>er une galerie d’image<text:span text:style-name="T6">s</text:span> <text:span text:style-name="T6">interactive</text:span></text:h>
      <text:p text:style-name="P1"/>
      <text:p text:style-name="P1"/>
      <text:p text:style-name="P15">PHP/HTML/CSS/J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<text:span text:style-name="T4">1. </text:span>Créer un script PHP qui liste les répertoires enfants et les images de ces répertoires pour afficher une gallerie:</text:p>
      <text:p text:style-name="P2"/>
      <text:p text:style-name="P2"><text:tab/><text:span text:style-name="T3">1. </text:span>les dossiers à la racine (icone)</text:p>
      <text:p text:style-name="P2"><text:span text:style-name="T3"><text:tab/>2.</text:span> les images à la racine (miniature)</text:p>
      <text:p text:style-name="P2"/>
      <text:p text:style-name="P9"><text:span text:style-name="T5">Lo</text:span><text:span text:style-name="T1">rsque l’on clique sur un répertoire, </text:span><text:span text:style-name="T5">on affiche le contenue de ce répertoire, comme le répertoire racine.</text:span></text:p>
      <text:p text:style-name="P13"/>
      <text:p text:style-name="P13"><text:span text:style-name="T5">1h</text:span>, 5/20</text:p>
      <text:p text:style-name="P2"/>
      <text:p text:style-name="P9"/>
      <text:p text:style-name="P9"><text:span text:style-name="T5">2. Lorsque l’on clique sur une image, </text:span><text:span text:style-name="T1">un overlay s’affiche avec un </text:span><text:span text:style-name="T3">diaporama</text:span><text:span text:style-name="T1"> automatique défilant les images contenues dans le répertoire </text:span><text:span text:style-name="T3">(enfant ou courant), </text:span><text:span text:style-name="T5">à partir de l’image cliquée.</text:span></text:p>
      <text:p text:style-name="P7"/>
      <text:p text:style-name="P16"><text:span text:style-name="T3">1. </text:span>Le chargement de l’overlay et des images <text:span text:style-name="T3">à</text:span> afficher se fera en JS.</text:p>
      <text:p text:style-name="P17"><text:span text:style-name="T3">2. </text:span><text:span text:style-name="T1">Le défilement des images, en CSS pure (animation</text:span><text:span text:style-name="T3">)</text:span></text:p>
      <text:p text:style-name="P18">3. Chaque image sera visible 1 sec, par défaut</text:p>
      <text:p text:style-name="P18">4. Le temps de défilement est personnalisable</text:p>
      <text:p text:style-name="P16"/>
      <text:p text:style-name="P12">2h, <text:s/>5, 5, 1, 1 / 20</text:p>
      <text:p text:style-name="P10"/>
      <text:p text:style-name="P8"/>
      <text:p text:style-name="P8"><text:span text:style-name="T4">3. </text:span><text:span text:style-name="T3">Le délivrable sera un unique fichier PHP, contenant tous les codes (HTML, CSS, JS), ceci permettra de placer le fichier dans un répertoire et de fonctionner directement.</text:span></text:p>
      <text:p text:style-name="P8"/>
      <text:p text:style-name="P11">Votre code respectera des conventions de nommage, présentera des commentaires pertinents</text:p>
      <text:p text:style-name="P14"/>
      <text:p text:style-name="P12">30min, 3/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44:21.918582932</meta:creation-date>
    <dc:date>2023-01-19T16:52:52.747286115</dc:date>
    <meta:editing-duration>PT13M5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79" meta:character-count="1064" meta:non-whitespace-character-count="899"/>
  </office:meta>
</office:document-meta>
</file>